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1f69a6" officeooo:paragraph-rsid="001f69a6"/>
    </style:style>
    <style:style style:name="P2" style:family="paragraph" style:parent-style-name="Text_20_body">
      <style:text-properties officeooo:paragraph-rsid="002ebb78"/>
    </style:style>
    <style:style style:name="P3" style:family="paragraph" style:parent-style-name="Text_20_body">
      <style:text-properties officeooo:rsid="002ebb78" officeooo:paragraph-rsid="002ebb78"/>
    </style:style>
    <style:style style:name="P4" style:family="paragraph" style:parent-style-name="Text_20_body">
      <style:text-properties officeooo:rsid="0032a1c7" officeooo:paragraph-rsid="0032a1c7"/>
    </style:style>
    <style:style style:name="T1" style:family="text">
      <style:text-properties officeooo:rsid="001f69a6"/>
    </style:style>
    <style:style style:name="T2" style:family="text">
      <style:text-properties officeooo:rsid="00207dbb"/>
    </style:style>
    <style:style style:name="T3" style:family="text">
      <style:text-properties officeooo:rsid="00221c90"/>
    </style:style>
    <style:style style:name="T4" style:family="text">
      <style:text-properties officeooo:rsid="0023925e"/>
    </style:style>
    <style:style style:name="T5" style:family="text">
      <style:text-properties officeooo:rsid="0025243d"/>
    </style:style>
    <style:style style:name="T6" style:family="text">
      <style:text-properties officeooo:rsid="0025fd61"/>
    </style:style>
    <style:style style:name="T7" style:family="text">
      <style:text-properties officeooo:rsid="0027dcbb"/>
    </style:style>
    <style:style style:name="T8" style:family="text">
      <style:text-properties officeooo:rsid="00292d6b"/>
    </style:style>
    <style:style style:name="T9" style:family="text">
      <style:text-properties officeooo:rsid="002b226d"/>
    </style:style>
    <style:style style:name="T10" style:family="text">
      <style:text-properties officeooo:rsid="002c63a6"/>
    </style:style>
    <style:style style:name="T11" style:family="text">
      <style:text-properties officeooo:rsid="002ca12b"/>
    </style:style>
    <style:style style:name="T12" style:family="text">
      <style:text-properties officeooo:rsid="002d3915"/>
    </style:style>
    <style:style style:name="T13" style:family="text">
      <style:text-properties officeooo:rsid="002e1572"/>
    </style:style>
    <style:style style:name="T14" style:family="text">
      <style:text-properties officeooo:rsid="002ebb78"/>
    </style:style>
    <style:style style:name="T15" style:family="text">
      <style:text-properties fo:font-variant="normal" fo:text-transform="none" fo:color="#0f0f0f" loext:opacity="100%" style:font-name="Roboto" fo:font-size="10.5pt" fo:letter-spacing="normal" fo:font-style="normal" fo:font-weight="normal"/>
    </style:style>
    <style:style style:name="T16" style:family="text">
      <style:text-properties officeooo:rsid="003079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 </text:p>
      <text:p text:style-name="P1"/>
      <text:p text:style-name="P2">Kreirao sam blog blog_demo. Pronasao sam zanimljiv sajt koji se zove “rubygems.org” bolje razumevanje gemova sam dobio uspomoc njega. Dodao sam better errors da ulepsa errore I da su bolje vidljivi. Bulma CSS sam dodao posto mislim da smo pricali o tome kad smo bili u kancelariji, dodavanje CSS klasa da <text:span text:style-name="T1">bi stilizovali </text:span>HTML. <text:span text:style-name="T1">Dodao Simple Form kao sto ime implicira jednostavlja forme. Dodao Guard koliko shvatam guard je komandska linija </text:span><text:span text:style-name="T2">da lakse upravljas eventovima fajla u sistemu. <text:s/>Dodao takodje Guard Reloadlive automatski reloaduje browser kada view files je modifkiovan. </text:span><text:span text:style-name="T3">Guard init livereload dodao guardfile! Dodao extensions LiveReload. </text:span><text:span text:style-name="T4">Napravili smo controller s’ komandom rails g controller s’ imenom posts. <text:tab/>Ne razumem sta je g u toj liniji komande. </text:span><text:span text:style-name="T5">Nisam mogao da provalim zasto bulma radi I onda sam shvatio da nisam importovao u stylesheet. </text:span><text:span text:style-name="T6">Promenio sam css u scss I dobijo error… </text:span><text:span text:style-name="T7">Izgleda da nije error bio do mene nego do servera pa sam se namucio da ugasim server posto nisam znao </text:span><text:span text:style-name="T11">kako</text:span><text:span text:style-name="T7">… mislio sam da ima neka komanda al’ nista nisam nasao pa sam samo ugasio terminal I otvorio novi server… Posle toga je sve proradilo! Napravio sam model Post s’ “title:string I <text:s/>content:text posle valjda mozemo da dodamo jos ovih “data types” I kad dodajemo posle to se zove imigracija. </text:span><text:span text:style-name="T8">Napravio sam uspomoc bulme da mozemo da postavimo novi post s’ Title, content I buttonom create new post. Trebala mi je pomoc za sve ovo posto je sintaksa malo zbunjujuca ali zavrsio sam! </text:span><text:span text:style-name="T9">Napravio show.html.erb da mogu da postavim Title, content itd. Sad radi! </text:span><text:span text:style-name="T10">Napravio u indexu svasta, card, card content link to posts itd. Sad u applicationu </text:span><text:span text:style-name="T11">copy-pastovao brdo Bulme. </text:span><text:span text:style-name="T12">Sad imamo create new post funkciju, demo blog da kliknemo da se vratimo na index page. Sad dodajemo edit funkciju, update edit. </text:span><text:span text:style-name="T13">Dodao edit radi sve vrhunski dodao delete I mucim se ovde vec duze vreme umesto da mi pop-upuje are you sure? Da hocu da izbrisem meni samo reloaduje stranicu… Ufffff. </text:span><text:span text:style-name="T14">Evo uspeo sam nekako… s’ puno guglanja I mucenja I nasao na kraju ispravku koda.. prvo je bilo : - <text:tab/>&lt;%= link_to "Delete", post_path(@post), method: :delete, data: { confirm: "Are you sure?" }, class:"button is-danger" %&gt; - a ja sam prepravio na :</text:span></text:p>
      <text:p text:style-name="P2"><text:span text:style-name="T14">- </text:span><text:span text:style-name="T15">&lt;%= button_to "Delete", post_path(@post), form: { data: { turbo_confirm: "are you sure?" } }, method: :delete, class: "button is-danger" %&gt; -</text:span></text:p>
      <text:p text:style-name="Text_20_body"/>
      <text:p text:style-name="P3">tako da da… </text:p>
      <text:p text:style-name="P3"/>
      <text:p text:style-name="P3">Sad mi je samo preostalo da napravim komentare za blog. Pravim kontroler koji se zove comments. Tek sad shvatam sta znaci g u komandi rails g … generate. <text:span text:style-name="T16">Takodje otkrio sam upravo kako da zaustavim puma server je s’ ctrl – c… mucio sam se bez potrebe. </text:span></text:p>
      <text:p text:style-name="P3"/>
      <text:p text:style-name="P4">Evo mucio sam oko delete buttona za komente vec 2-3h… jedva sam se snasao. Morao sam da pretrazim ceo google da nadjem jednu malu gresku. Ostavio sam moje greske kao komentare u comments.html.erb u views. Uf. Namuci se al’ zavrsio. </text:p>
      <text:p text:style-name="P4"/>
      <text:p text:style-name="P4">Prvi projekat – Vid 11/3/24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03:50.768674734</meta:creation-date>
    <dc:date>2024-03-11T23:50:29.881599081</dc:date>
    <meta:editing-duration>PT55M11S</meta:editing-duration>
    <meta:editing-cycles>1</meta:editing-cycles>
    <meta:document-statistic meta:table-count="0" meta:image-count="0" meta:object-count="0" meta:page-count="2" meta:paragraph-count="7" meta:word-count="484" meta:character-count="2874" meta:non-whitespace-character-count="2387"/>
    <meta:generator>LibreOffice/7.3.7.2$Linux_X86_64 LibreOffice_project/30$Build-2</meta:generator>
  </office:meta>
</office:document-meta>
</file>